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52cd" officeooo:paragraph-rsid="000e52cd" style:font-weight-asian="bold" style:font-weight-complex="bold"/>
    </style:style>
    <style:style style:name="P2" style:family="paragraph" style:parent-style-name="Standard">
      <style:text-properties fo:font-weight="bold" officeooo:rsid="000fef35" officeooo:paragraph-rsid="000fef35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nologías del proyecto</text:p>
      <text:p text:style-name="P1"/>
      <text:p text:style-name="P1">1. Cucumber</text:p>
      <text:p text:style-name="P1">2. Selenide</text:p>
      <text:p text:style-name="P1"/>
      <text:p text:style-name="P1"/>
      <text:p text:style-name="P2">tipos de pensiones</text:p>
      <text:p text:style-name="P2"/>
      <text:p text:style-name="P2">In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9:45:30.692030311</meta:creation-date>
    <meta:editing-duration>PT49S</meta:editing-duration>
    <meta:editing-cycles>2</meta:editing-cycles>
    <meta:generator>LibreOffice/5.4.5.1$Linux_X86_64 LibreOffice_project/40m0$Build-1</meta:generator>
    <dc:date>2018-07-17T09:46:18.236644618</dc:date>
    <meta:document-statistic meta:table-count="0" meta:image-count="0" meta:object-count="0" meta:page-count="1" meta:paragraph-count="5" meta:word-count="11" meta:character-count="68" meta:non-whitespace-character-count="62"/>
  </office:meta>
</office:document-meta>
</file>